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color="#333333" draw:fill="solid" draw:textarea-vertical-align="middl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084cm" fo:min-width="7.501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width="0.028cm" svg:stroke-color="#bf0041" draw:marker-start="Symmetric_20_Arrow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207cm" svg:y1="19.542cm" svg:x2="2.678cm" svg:y2="19.542cm">
          <text:p/>
        </draw:line>
        <draw:line draw:style-name="gr1" draw:text-style-name="P1" draw:layer="layout" svg:x1="6.208cm" svg:y1="19.542cm" svg:x2="6.207cm" svg:y2="22.971cm">
          <text:p/>
        </draw:line>
        <draw:custom-shape draw:style-name="gr2" draw:text-style-name="P2" draw:layer="layout" svg:width="8.001cm" svg:height="5.334cm" draw:transform="skewX (-0.0287979326579064) translate (2.352cm 17.891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651cm" svg:y1="18.653cm" svg:x2="12.811cm" svg:y2="18.653cm">
          <text:p/>
        </draw:line>
        <draw:line draw:style-name="gr3" draw:text-style-name="P1" draw:layer="layout" svg:x1="12.811cm" svg:y1="12.176cm" svg:x2="12.811cm" svg:y2="18.653cm">
          <text:p/>
        </draw:line>
        <draw:line draw:style-name="gr3" draw:text-style-name="P1" draw:layer="layout" svg:x1="12.811cm" svg:y1="12.176cm" svg:x2="2.651cm" svg:y2="18.653cm">
          <text:p/>
        </draw:line>
        <draw:custom-shape draw:style-name="gr4" draw:text-style-name="P3" draw:layer="layout" svg:width="0.508cm" svg:height="0.508cm" svg:x="12.303cm" svg:y="18.14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69cm" svg:height="0.542cm" svg:x="5.191cm" svg:y="14.4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path draw:style-name="gr6" draw:text-style-name="P1" draw:layer="layout" svg:width="0.929cm" svg:height="0.604cm" draw:transform="skewX (-0.211533905341713) rotate (-0.69586277277014) translate (4.937cm 17.383cm)" svg:viewBox="0 0 930 605" svg:d="M0 0c268 5 584 64 753 319l127 167 50 119">
          <text:p/>
        </draw:path>
        <draw:frame draw:style-name="gr5" draw:text-style-name="P3" draw:layer="layout" svg:width="0.582cm" svg:height="0.32cm" svg:x="5.699cm" svg:y="17.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3" draw:layer="layout" svg:width="1.645cm" svg:height="0.542cm" svg:x="13.192cm" svg:y="15.44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3" draw:layer="layout" svg:width="1.933cm" svg:height="0.542cm" svg:x="7.35cm" svg:y="19.03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6-19T19:32:05.624316623</dc:date>
    <meta:editing-duration>PT1H58M39S</meta:editing-duration>
    <meta:editing-cycles>34</meta:editing-cycles>
    <meta:generator>LibreOffice/6.4.7.2$Linux_X86_64 LibreOffice_project/40$Build-2</meta:generator>
    <meta:document-statistic meta:object-count="12"/>
  </office:meta>
</office:document-meta>
</file>

<file path=Object 1/content.xml><?xml version="1.0" encoding="utf-8"?>
<math xmlns="http://www.w3.org/1998/Math/MathML" display="block">
  <semantics>
    <mi mathvariant="italic">opposé</mi>
    <annotation encoding="StarMath 5.0">opposé</annotation>
  </semantics>
</math>
</file>

<file path=Object 2/content.xml><?xml version="1.0" encoding="utf-8"?>
<math xmlns="http://www.w3.org/1998/Math/MathML" display="block">
  <semantics>
    <mi mathvariant="italic">adjacent</mi>
    <annotation encoding="StarMath 5.0">adjacent</annotation>
  </semantics>
</math>
</file>

<file path=Object 3/content.xml><?xml version="1.0" encoding="utf-8"?>
<math xmlns="http://www.w3.org/1998/Math/MathML" display="block">
  <semantics>
    <mi mathvariant="italic">hypothénuse</mi>
    <annotation encoding="StarMath 5.0">hypothénuse</annotation>
  </semantics>
</math>
</file>

<file path=Object 4/content.xml><?xml version="1.0" encoding="utf-8"?>
<math xmlns="http://www.w3.org/1998/Math/MathML" display="block">
  <semantics>
    <mstyle color="red">
      <mi>α</mi>
    </mstyle>
    <annotation encoding="StarMath 5.0">color red { %alpha }</annotation>
  </semantics>
</math>
</file>